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2025-10-30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2025-07-25 2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2025-04-03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2025-01-28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2024-10-24 21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2024-07-14 2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2024-04-30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2024-01-30 21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2023-10-26 2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2023-07-21 22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2023-04-25 21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2022-10-21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2022-07-14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2022-04-26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2022-01-28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2021-10-20 22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2021-07-15 21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2021-04-22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2021-01-20 2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2020-10-21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2020-07-14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2020-04-27 20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2020-01-29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2019-10-10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2019-07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2019-04-12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2019-01-15 21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2018-10-12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2018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2018-04-19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2018-01-31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2017-07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2017-04-03 22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2017-01-24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2016-10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2016-07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2016-03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2015-10-14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2015-07-28 2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2015-04-28 2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2015-01-09 23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2014-10-10 2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2014-07-09 2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2014-04-02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2014-01-10 2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2013-01-14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2012-10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2012-07-03 2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2012-04-12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2012-01-10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2011-10-04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2011-07-12 2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2011-0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2010-07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2010-04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2010-01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2009-10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2009-08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2009-04-03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2009-01-13 2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2008-10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2008-07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2008-04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2008-0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2007-10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2007-07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2007-04-03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2007-01-03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2006-10-04 2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2006-07-05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2006-04-05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2006-01-05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2005-10-05 0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2005-07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2005-04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2005-01-13 21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2004-10-12 21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2004-07-12 21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2004-04-09 22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2004-01-26 21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2003-10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2003-07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2003-04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2003-0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2002-1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2002-07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2002-04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2002-0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2001-1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2001-07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2001-05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2001-01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2000-10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2000-08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2000-05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2000-01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1999-1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1999-07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1999-05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1999-03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1998-1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1998-08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1998-06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1998-0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1997-10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1997-07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1997-04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1997-0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1996-1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1996-07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1996-04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1995-10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1995-08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1995-05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1995-02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1994-10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1994-08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1994-04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1994-0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1993-10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1993-07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1993-04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1993-01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1992-10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1992-07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1992-04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1992-02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1991-09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1991-02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1990-10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1990-07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1990-04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1990-0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1989-1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1989-04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1988-10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1988-07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1988-04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1987-10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1986-1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1986-04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1985-10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1985-07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1985-04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1984-10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1984-04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1983-1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1983-03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1982-09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1982-04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1981-10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1981-03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1980-10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1980-03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1979-10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1979-04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1978-04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1978-01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1977-09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1977-07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1977-04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1977-01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1976-10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1976-07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1976-04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1976-01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1975-10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1975-07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1975-04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1975-0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1974-10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1974-07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1973-10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1973-07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1973-05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1973-01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1972-09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1972-04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1972-01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1971-10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1971-07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1971-04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1971-01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1970-10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1970-07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1970-04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1970-01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1969-10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1969-07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1969-04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1969-01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1968-10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1968-07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1968-04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1968-0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1967-10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1967-07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1967-04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1967-0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1966-10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1966-07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1966-04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1966-0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1965-10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0127</text:p>
          </table:table-cell>
          <table:table-cell office:value-type="string" calcext:value-type="string">
            <text:p>17S/01W-29ACC</text:p>
          </table:table-cell>
          <table:table-cell office:value-type="string" calcext:value-type="string">
            <text:p>1965-07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72" meta:object-count="0"/>
    <meta:user-defined meta:name="AppVersion">3.0</meta:user-defined>
  </office:meta>
</office:document-meta>
</file>